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30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rame 1 </text:p>
          </table:table-cell>
          <table:table-cell/>
          <table:table-cell office:value-type="string" calcext:value-type="string">
            <text:p>Frame 2</text:p>
          </table:table-cell>
          <table:table-cell/>
          <table:table-cell office:value-type="string" calcext:value-type="string">
            <text:p>Frame 3</text:p>
          </table:table-cell>
          <table:table-cell/>
          <table:table-cell office:value-type="string" calcext:value-type="string">
            <text:p>Frame 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nStrid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(</text:span>2, 2<text:span text:style-name="T1">)</text:span></text:p>
          </table:table-cell>
          <table:table-cell office:value-type="string" calcext:value-type="string">
            <text:p>(8,8)</text:p>
          </table:table-cell>
          <table:table-cell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6149988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6896286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27664995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4746980667</text:p>
          </table:table-cell>
        </table:table-row>
        <table:table-row table:style-name="ro1">
          <table:table-cell/>
          <table:table-cell office:value-type="string" calcext:value-type="string">
            <text:p>(4, 4)</text:p>
          </table:table-cell>
          <table:table-cell office:value-type="string" calcext:value-type="string">
            <text:p>(8,8)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53130435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5625867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8872890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63748073578</text:p>
          </table:table-cell>
        </table:table-row>
        <table:table-row table:style-name="ro1">
          <table:table-cell/>
          <table:table-cell office:value-type="string" calcext:value-type="string">
            <text:p>(8, 8)</text:p>
          </table:table-cell>
          <table:table-cell office:value-type="string" calcext:value-type="string">
            <text:p>(8,8)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5497093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093906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829208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915019989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(</text:span>2, 2<text:span text:style-name="T1">)</text:span></text:p>
          </table:table-cell>
          <table:table-cell office:value-type="string" calcext:value-type="string">
            <text:p>(8,8)</text:p>
          </table:table-cell>
          <table:table-cell office:value-type="string" calcext:value-type="string">
            <text:p>1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31397700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72963047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247220039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7492785454</text:p>
          </table:table-cell>
        </table:table-row>
        <table:table-row table:style-name="ro1">
          <table:table-cell/>
          <table:table-cell office:value-type="string" calcext:value-type="string">
            <text:p>(4, 4)</text:p>
          </table:table-cell>
          <table:table-cell office:value-type="string" calcext:value-type="string">
            <text:p>(8,8)</text:p>
          </table:table-cell>
          <table:table-cell office:value-type="string" calcext:value-type="string">
            <text:p>1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23449707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79678535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97807884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7720851898</text:p>
          </table:table-cell>
        </table:table-row>
        <table:table-row table:style-name="ro1">
          <table:table-cell/>
          <table:table-cell office:value-type="string" calcext:value-type="string">
            <text:p>(8, 8)</text:p>
          </table:table-cell>
          <table:table-cell office:value-type="string" calcext:value-type="string">
            <text:p>(8,8)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822036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447076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448051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718946457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(</text:span>2, 2<text:span text:style-name="T1">)</text:span></text:p>
          </table:table-cell>
          <table:table-cell office:value-type="string" calcext:value-type="string">
            <text:p>(8,8)</text:p>
          </table:table-cell>
          <table:table-cell office:value-type="string" calcext:value-type="string">
            <text:p>1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320456027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317794084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336015939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42473483086</text:p>
          </table:table-cell>
        </table:table-row>
        <table:table-row table:style-name="ro1">
          <table:table-cell/>
          <table:table-cell office:value-type="string" calcext:value-type="string">
            <text:p>(4, 4)</text:p>
          </table:table-cell>
          <table:table-cell office:value-type="string" calcext:value-type="string">
            <text:p>(8,8)</text:p>
          </table:table-cell>
          <table:table-cell office:value-type="string" calcext:value-type="string">
            <text:p>1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713669776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0.3819129467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699078559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3920898438</text:p>
          </table:table-cell>
        </table:table-row>
        <table:table-row table:style-name="ro1">
          <table:table-cell/>
          <table:table-cell office:value-type="string" calcext:value-type="string">
            <text:p>(8, 8)</text:p>
          </table:table-cell>
          <table:table-cell office:value-type="string" calcext:value-type="string">
            <text:p>(8,8)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7386054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2096977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400062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416082382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(</text:span>2, 2<text:span text:style-name="T1">)</text:span></text:p>
          </table:table-cell>
          <table:table-cell office:value-type="string" calcext:value-type="string">
            <text:p>(16, 16)</text:p>
          </table:table-cell>
          <table:table-cell office:value-type="string" calcext:value-type="string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3565030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7116994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354110956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5367703438</text:p>
          </table:table-cell>
        </table:table-row>
        <table:table-row table:style-name="ro1">
          <table:table-cell/>
          <table:table-cell office:value-type="string" calcext:value-type="string">
            <text:p>(4, 4)</text:p>
          </table:table-cell>
          <table:table-cell office:value-type="string" calcext:value-type="string">
            <text:p>(16, 16)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3218050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0393047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9040966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742921829</text:p>
          </table:table-cell>
        </table:table-row>
        <table:table-row table:style-name="ro1">
          <table:table-cell/>
          <table:table-cell office:value-type="string" calcext:value-type="string">
            <text:p>(8, 8)</text:p>
          </table:table-cell>
          <table:table-cell office:value-type="string" calcext:value-type="string">
            <text:p>(16, 16)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525205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337953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008024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272886276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(</text:span>2, 2<text:span text:style-name="T1">)</text:span></text:p>
          </table:table-cell>
          <table:table-cell office:value-type="string" calcext:value-type="string">
            <text:p>(16, 16)</text:p>
          </table:table-cell>
          <table:table-cell office:value-type="string" calcext:value-type="string">
            <text:p>1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33558607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1141986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3030230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900660038</text:p>
          </table:table-cell>
        </table:table-row>
        <table:table-row table:style-name="ro1">
          <table:table-cell/>
          <table:table-cell office:value-type="string" calcext:value-type="string">
            <text:p>(4, 4)</text:p>
          </table:table-cell>
          <table:table-cell office:value-type="string" calcext:value-type="string">
            <text:p>(16, 16)</text:p>
          </table:table-cell>
          <table:table-cell office:value-type="string" calcext:value-type="string">
            <text:p>1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2588882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6961917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5285854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0087156296</text:p>
          </table:table-cell>
        </table:table-row>
        <table:table-row table:style-name="ro1">
          <table:table-cell/>
          <table:table-cell office:value-type="string" calcext:value-type="string">
            <text:p>(8, 8)</text:p>
          </table:table-cell>
          <table:table-cell office:value-type="string" calcext:value-type="string">
            <text:p>(16, 16)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352186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436897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7537956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268024445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(</text:span>2, 2<text:span text:style-name="T1">)</text:span></text:p>
          </table:table-cell>
          <table:table-cell office:value-type="string" calcext:value-type="string">
            <text:p>(16, 16)</text:p>
          </table:table-cell>
          <table:table-cell office:value-type="string" calcext:value-type="string">
            <text:p>1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29497194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308308124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370750904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.36765789986</text:p>
          </table:table-cell>
        </table:table-row>
        <table:table-row table:style-name="ro1">
          <table:table-cell/>
          <table:table-cell office:value-type="string" calcext:value-type="string">
            <text:p>(4, 4)</text:p>
          </table:table-cell>
          <table:table-cell office:value-type="string" calcext:value-type="string">
            <text:p>(16, 16)</text:p>
          </table:table-cell>
          <table:table-cell office:value-type="string" calcext:value-type="string">
            <text:p>1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343311786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727089405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3698070049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81853961945</text:p>
          </table:table-cell>
        </table:table-row>
        <table:table-row table:style-name="ro1">
          <table:table-cell/>
          <table:table-cell office:value-type="string" calcext:value-type="string">
            <text:p>(8, 8)</text:p>
          </table:table-cell>
          <table:table-cell office:value-type="string" calcext:value-type="string">
            <text:p>(16, 16)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77501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3890075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2605991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6377058029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(</text:span>2, 2<text:span text:style-name="T1">)</text:span></text:p>
          </table:table-cell>
          <table:table-cell office:value-type="string" calcext:value-type="string">
            <text:p>(24, 24)</text:p>
          </table:table-cell>
          <table:table-cell office:value-type="string" calcext:value-type="string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379609107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934861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32573390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40264105797</text:p>
          </table:table-cell>
        </table:table-row>
        <table:table-row table:style-name="ro1">
          <table:table-cell/>
          <table:table-cell office:value-type="string" calcext:value-type="string">
            <text:p>(4, 4)</text:p>
          </table:table-cell>
          <table:table-cell office:value-type="string" calcext:value-type="string">
            <text:p>(24, 24)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47048377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54699134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42899894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567873001</text:p>
          </table:table-cell>
        </table:table-row>
        <table:table-row table:style-name="ro1">
          <table:table-cell/>
          <table:table-cell office:value-type="string" calcext:value-type="string">
            <text:p>(8, 8)</text:p>
          </table:table-cell>
          <table:table-cell office:value-type="string" calcext:value-type="string">
            <text:p>(24, 24)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407852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639978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5723114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7512922287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(</text:span>2, 2<text:span text:style-name="T1">)</text:span></text:p>
          </table:table-cell>
          <table:table-cell office:value-type="string" calcext:value-type="string">
            <text:p>(24, 24)</text:p>
          </table:table-cell>
          <table:table-cell office:value-type="string" calcext:value-type="string">
            <text:p>1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331250190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25839996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374390125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5502314568</text:p>
          </table:table-cell>
        </table:table-row>
        <table:table-row table:style-name="ro1">
          <table:table-cell/>
          <table:table-cell office:value-type="string" calcext:value-type="string">
            <text:p>(4, 4)</text:p>
          </table:table-cell>
          <table:table-cell office:value-type="string" calcext:value-type="string">
            <text:p>(24, 24)</text:p>
          </table:table-cell>
          <table:table-cell office:value-type="string" calcext:value-type="string">
            <text:p>1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2330904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3645067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7769947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0364894867</text:p>
          </table:table-cell>
        </table:table-row>
        <table:table-row table:style-name="ro1">
          <table:table-cell/>
          <table:table-cell office:value-type="string" calcext:value-type="string">
            <text:p>(8, 8)</text:p>
          </table:table-cell>
          <table:table-cell office:value-type="string" calcext:value-type="string">
            <text:p>(24, 24)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616996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275985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618997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371135712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(</text:span>2, 2<text:span text:style-name="T1">)</text:span></text:p>
          </table:table-cell>
          <table:table-cell office:value-type="string" calcext:value-type="string">
            <text:p>(24, 24)</text:p>
          </table:table-cell>
          <table:table-cell office:value-type="string" calcext:value-type="string">
            <text:p>1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362684965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357002019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354878902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65068483353</text:p>
          </table:table-cell>
        </table:table-row>
        <table:table-row table:style-name="ro1">
          <table:table-cell/>
          <table:table-cell office:value-type="string" calcext:value-type="string">
            <text:p>(4, 4)</text:p>
          </table:table-cell>
          <table:table-cell office:value-type="string" calcext:value-type="string">
            <text:p>(24, 24)</text:p>
          </table:table-cell>
          <table:table-cell office:value-type="string" calcext:value-type="string">
            <text:p>1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210481643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619078636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087829589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01294946671</text:p>
          </table:table-cell>
        </table:table-row>
        <table:table-row table:style-name="ro1">
          <table:table-cell/>
          <table:table-cell office:value-type="string" calcext:value-type="string">
            <text:p>(8, 8)</text:p>
          </table:table-cell>
          <table:table-cell office:value-type="string" calcext:value-type="string">
            <text:p>(24, 24)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38300228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7855033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7122144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633792877</text:p>
          </table:table-cell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8.8" table:style-name="ta1">
        <table:shapes>
          <draw:frame draw:z-index="0" draw:style-name="gr1" draw:text-style-name="P1" svg:width="159.99mm" svg:height="89.99mm" svg:x="23.58mm" svg:y="1mm">
            <loext:p draw:notify-on-update-of-ranges="'8.8'.C12:'8.8'.D20 '8.8'.E10:'8.8'.E11 '8.8'.E12:'8.8'.E20 '8.8'.G10:'8.8'.G11 '8.8'.G12:'8.8'.G20 '8.8'.I10:'8.8'.I11 '8.8'.I12:'8.8'.I20 '8.8'.K10:'8.8'.K11 '8.8'.K12:'8.8'.K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 table:number-rows-repeated="9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Frame 1 </text:p>
          </table:table-cell>
          <table:table-cell/>
          <table:table-cell office:value-type="string" calcext:value-type="string">
            <text:p>Frame 2</text:p>
          </table:table-cell>
          <table:table-cell/>
          <table:table-cell office:value-type="string" calcext:value-type="string">
            <text:p>Frame 3</text:p>
          </table:table-cell>
          <table:table-cell/>
          <table:table-cell office:value-type="string" calcext:value-type="string">
            <text:p>Frame 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nStrid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(</text:span>2, 2<text:span text:style-name="T1">)</text:span></text:p>
          </table:table-cell>
          <table:table-cell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6149988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6896286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27664995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4746980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 4)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53130435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5625867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8872890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637480735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 8)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5497093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093906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829208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9150199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(</text:span>2, 2<text:span text:style-name="T1">)</text:span></text:p>
          </table:table-cell>
          <table:table-cell office:value-type="string" calcext:value-type="string">
            <text:p>1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31397700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72963047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247220039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74927854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 4)</text:p>
          </table:table-cell>
          <table:table-cell office:value-type="string" calcext:value-type="string">
            <text:p>1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23449707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79678535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97807884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77208518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 8)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822036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447076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448051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718946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(</text:span>2, 2<text:span text:style-name="T1">)</text:span></text:p>
          </table:table-cell>
          <table:table-cell office:value-type="string" calcext:value-type="string">
            <text:p>1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320456027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317794084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336015939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424734830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 4)</text:p>
          </table:table-cell>
          <table:table-cell office:value-type="string" calcext:value-type="string">
            <text:p>1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713669776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0.3819129467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699078559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3920898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 8)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7386054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2096977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400062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416082382</text:p>
          </table:table-cell>
        </table:table-row>
      </table:table>
      <table:table table:name="16.16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 table:number-rows-repeated="9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Frame 1 </text:p>
          </table:table-cell>
          <table:table-cell/>
          <table:table-cell office:value-type="string" calcext:value-type="string">
            <text:p>Frame 2</text:p>
          </table:table-cell>
          <table:table-cell/>
          <table:table-cell office:value-type="string" calcext:value-type="string">
            <text:p>Frame 3</text:p>
          </table:table-cell>
          <table:table-cell/>
          <table:table-cell office:value-type="string" calcext:value-type="string">
            <text:p>Frame 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nStrid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(</text:span>2, 2<text:span text:style-name="T1">)</text:span></text:p>
          </table:table-cell>
          <table:table-cell office:value-type="string" calcext:value-type="string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3565030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7116994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354110956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5367703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 4)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3218050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0393047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9040966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7429218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 8)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525205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337953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008024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2728862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(</text:span>2, 2<text:span text:style-name="T1">)</text:span></text:p>
          </table:table-cell>
          <table:table-cell office:value-type="string" calcext:value-type="string">
            <text:p>1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33558607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1141986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3030230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900660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 4)</text:p>
          </table:table-cell>
          <table:table-cell office:value-type="string" calcext:value-type="string">
            <text:p>1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2588882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6961917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5285854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00871562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 8)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352186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436897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7537956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2680244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(</text:span>2, 2<text:span text:style-name="T1">)</text:span></text:p>
          </table:table-cell>
          <table:table-cell office:value-type="string" calcext:value-type="string">
            <text:p>1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29497194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308308124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370750904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.367657899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 4)</text:p>
          </table:table-cell>
          <table:table-cell office:value-type="string" calcext:value-type="string">
            <text:p>1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343311786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727089405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3698070049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818539619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 8)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77501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3890075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2605991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6377058029</text:p>
          </table:table-cell>
        </table:table-row>
      </table:table>
      <table:table table:name="24.24" table:style-name="ta1">
        <table:shapes>
          <draw:frame draw:z-index="0" draw:style-name="gr1" draw:text-style-name="P1" svg:width="248.07mm" svg:height="90.04mm" svg:x="45.16mm" svg:y="90.84mm">
            <loext:p draw:notify-on-update-of-ranges="'24.24'.D10:'24.24'.E18 '24.24'.F8:'24.24'.F9 '24.24'.F10:'24.24'.F18 '24.24'.H8:'24.24'.H9 '24.24'.H10:'24.24'.H18 '24.24'.J8:'24.24'.J9 '24.24'.J10:'24.24'.J18 '24.24'.L8:'24.24'.L9 '24.24'.L10:'24.24'.L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 table:number-rows-repeated="7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Frame 1 </text:p>
          </table:table-cell>
          <table:table-cell/>
          <table:table-cell office:value-type="string" calcext:value-type="string">
            <text:p>Frame 2</text:p>
          </table:table-cell>
          <table:table-cell/>
          <table:table-cell office:value-type="string" calcext:value-type="string">
            <text:p>Frame 3</text:p>
          </table:table-cell>
          <table:table-cell/>
          <table:table-cell office:value-type="string" calcext:value-type="string">
            <text:p>Frame 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nStrid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(</text:span>2, 2<text:span text:style-name="T1">)</text:span></text:p>
          </table:table-cell>
          <table:table-cell office:value-type="string" calcext:value-type="string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379609107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934861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32573390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402641057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 4)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47048377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54699134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42899894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5678730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 8)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407852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639978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5723114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751292228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(</text:span>2, 2<text:span text:style-name="T1">)</text:span></text:p>
          </table:table-cell>
          <table:table-cell office:value-type="string" calcext:value-type="string">
            <text:p>1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331250190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25839996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374390125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55023145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 4)</text:p>
          </table:table-cell>
          <table:table-cell office:value-type="string" calcext:value-type="string">
            <text:p>1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2330904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3645067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7769947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03648948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 8)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616996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275985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618997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3711357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(</text:span>2, 2<text:span text:style-name="T1">)</text:span></text:p>
          </table:table-cell>
          <table:table-cell office:value-type="string" calcext:value-type="string">
            <text:p>1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362684965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357002019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354878902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650684833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 4)</text:p>
          </table:table-cell>
          <table:table-cell office:value-type="string" calcext:value-type="string">
            <text:p>1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210481643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619078636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087829589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012949466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 8)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38300228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7855033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7122144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6337928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-00-0000</text:date>, <text:time style:data-style-name="N2" text:time-value="14:51:17.917119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4:43:02.116627173</meta:creation-date>
    <meta:editing-duration>PT5M33S</meta:editing-duration>
    <meta:editing-cycles>4</meta:editing-cycles>
    <meta:generator>LibreOffice/5.3.0.3$Linux_X86_64 LibreOffice_project/7074905676c47b82bbcfbea1aeefc84afe1c50e1</meta:generator>
    <dc:date>2017-07-11T14:48:34.618708663</dc:date>
    <meta:document-statistic meta:table-count="4" meta:cell-count="6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361cm" svg:y="3.56cm" style:legend-expansion="high" chart:style-name="ch2"/>
        <chart:plot-area chart:style-name="ch3" table:cell-range-address="'8.8'.C12:'8.8'.E20 '8.8'.C10:'8.8'.E11 '8.8'.G10:'8.8'.G20 '8.8'.I10:'8.8'.I20 '8.8'.K10:'8.8'.K20" chart:data-source-has-labels="both" svg:x="0.32cm" svg:y="0.18cm" svg:width="11.721cm" svg:height="8.64cm">
          <chartooo:coordinate-region svg:x="0.937cm" svg:y="0.354cm" svg:width="11.1cm" svg:height="7.527cm"/>
          <chart:axis chart:dimension="x" chart:name="primary-x" chart:style-name="ch4" chartooo:axis-type="auto">
            <chartooo:date-scale/>
            <chart:categories table:cell-range-address="'8.8'.C12:'8.8'.D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8.8'.E12:'8.8'.E20" chart:label-cell-address="'8.8'.E10:'8.8'.E11" chart:class="chart:bar">
            <chart:data-point chart:repeated="9"/>
          </chart:series>
          <chart:series chart:style-name="ch8" chart:values-cell-range-address="'8.8'.G12:'8.8'.G20" chart:label-cell-address="'8.8'.G10:'8.8'.G11" chart:class="chart:bar">
            <chart:data-point chart:repeated="9"/>
          </chart:series>
          <chart:series chart:style-name="ch9" chart:values-cell-range-address="'8.8'.I12:'8.8'.I20" chart:label-cell-address="'8.8'.I10:'8.8'.I11" chart:class="chart:bar">
            <chart:data-point chart:repeated="9"/>
          </chart:series>
          <chart:series chart:style-name="ch10" chart:values-cell-range-address="'8.8'.K12:'8.8'.K20" chart:label-cell-address="'8.8'.K10:'8.8'.K1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me 1  detection</text:p>
                <text:list>
                  <text:list-item>
                    <text:p>Frame 1 </text:p>
                  </text:list-item>
                  <text:list-item>
                    <text:p>detection</text:p>
                  </text:list-item>
                </text:list>
                <draw:g>
                  <svg:desc>'8.8'.E10:'8.8'.E11</svg:desc>
                </draw:g>
              </table:table-cell>
              <table:table-cell office:value-type="string">
                <text:p>Frame 2 detection</text:p>
                <text:list>
                  <text:list-item>
                    <text:p>Frame 2</text:p>
                  </text:list-item>
                  <text:list-item>
                    <text:p>detection</text:p>
                  </text:list-item>
                </text:list>
                <draw:g>
                  <svg:desc>'8.8'.G10:'8.8'.G11</svg:desc>
                </draw:g>
              </table:table-cell>
              <table:table-cell office:value-type="string">
                <text:p>Frame 3 detection</text:p>
                <text:list>
                  <text:list-item>
                    <text:p>Frame 3</text:p>
                  </text:list-item>
                  <text:list-item>
                    <text:p>detection</text:p>
                  </text:list-item>
                </text:list>
                <draw:g>
                  <svg:desc>'8.8'.I10:'8.8'.I11</svg:desc>
                </draw:g>
              </table:table-cell>
              <table:table-cell office:value-type="string">
                <text:p>Frame 4 detection</text:p>
                <text:list>
                  <text:list-item>
                    <text:p>Frame 4</text:p>
                  </text:list-item>
                  <text:list-item>
                    <text:p>detection</text:p>
                  </text:list-item>
                </text:list>
                <draw:g>
                  <svg:desc>'8.8'.K10:'8.8'.K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2, 2) 0.5</text:p>
                <text:list>
                  <text:list-item>
                    <text:p>(2, 2)</text:p>
                  </text:list-item>
                  <text:list-item>
                    <text:p>0.5</text:p>
                  </text:list-item>
                </text:list>
                <draw:g>
                  <svg:desc>'8.8'.C12:'8.8'.D20</svg:desc>
                </draw:g>
              </table:table-cell>
              <table:table-cell office:value-type="float" office:value="7">
                <text:p>7</text:p>
                <draw:g>
                  <svg:desc>'8.8'.E12:'8.8'.E20</svg:desc>
                </draw:g>
              </table:table-cell>
              <table:table-cell office:value-type="float" office:value="5">
                <text:p>5</text:p>
                <draw:g>
                  <svg:desc>'8.8'.G12:'8.8'.G20</svg:desc>
                </draw:g>
              </table:table-cell>
              <table:table-cell office:value-type="float" office:value="9">
                <text:p>9</text:p>
                <draw:g>
                  <svg:desc>'8.8'.I12:'8.8'.I20</svg:desc>
                </draw:g>
              </table:table-cell>
              <table:table-cell office:value-type="float" office:value="3">
                <text:p>3</text:p>
                <draw:g>
                  <svg:desc>'8.8'.K12:'8.8'.K20</svg:desc>
                </draw:g>
              </table:table-cell>
            </table:table-row>
            <table:table-row>
              <table:table-cell office:value-type="string">
                <text:p>(4, 4) 0.5</text:p>
                <text:list>
                  <text:list-item>
                    <text:p>(4, 4)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(8, 8) 0.5</text:p>
                <text:list>
                  <text:list-item>
                    <text:p>(8, 8)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2, 2) 1.0</text:p>
                <text:list>
                  <text:list-item>
                    <text:p>(2, 2)</text:p>
                  </text:list-item>
                  <text:list-item>
                    <text:p>1.0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(4, 4) 1.0</text:p>
                <text:list>
                  <text:list-item>
                    <text:p>(4, 4)</text:p>
                  </text:list-item>
                  <text:list-item>
                    <text:p>1.0</text:p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(8, 8) 1.0</text:p>
                <text:list>
                  <text:list-item>
                    <text:p>(8, 8)</text:p>
                  </text:list-item>
                  <text:list-item>
                    <text:p>1.0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2, 2) 1.5</text:p>
                <text:list>
                  <text:list-item>
                    <text:p>(2, 2)</text:p>
                  </text:list-item>
                  <text:list-item>
                    <text:p>1.5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(4, 4) 1.5</text:p>
                <text:list>
                  <text:list-item>
                    <text:p>(4, 4)</text:p>
                  </text:list-item>
                  <text:list-item>
                    <text:p>1.5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(8, 8) 1.5</text:p>
                <text:list>
                  <text:list-item>
                    <text:p>(8, 8)</text:p>
                  </text:list-item>
                  <text:list-item>
                    <text:p>1.5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08cm" svg:height="9.005cm" xlink:href=".." xlink:type="simple" chart:class="chart:bar" chart:style-name="ch1">
        <chart:legend chart:legend-position="end" svg:x="21.169cm" svg:y="3.562cm" style:legend-expansion="high" chart:style-name="ch2"/>
        <chart:plot-area chart:style-name="ch3" table:cell-range-address="'24.24'.D10:'24.24'.F18 '24.24'.D8:'24.24'.F9 '24.24'.H8:'24.24'.H18 '24.24'.J8:'24.24'.J18 '24.24'.L8:'24.24'.L18" chart:data-source-has-labels="both" svg:x="0.496cm" svg:y="0.18cm" svg:width="20.177cm" svg:height="8.645cm">
          <chartooo:coordinate-region svg:x="1.092cm" svg:y="0.353cm" svg:width="19.556cm" svg:height="7.533cm"/>
          <chart:axis chart:dimension="x" chart:name="primary-x" chart:style-name="ch4" chartooo:axis-type="auto">
            <chartooo:date-scale/>
            <chart:categories table:cell-range-address="'24.24'.D10:'24.24'.E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4.24'.F10:'24.24'.F18" chart:label-cell-address="'24.24'.F8:'24.24'.F9" chart:class="chart:bar">
            <chart:data-point chart:repeated="9"/>
          </chart:series>
          <chart:series chart:style-name="ch8" chart:values-cell-range-address="'24.24'.H10:'24.24'.H18" chart:label-cell-address="'24.24'.H8:'24.24'.H9" chart:class="chart:bar">
            <chart:data-point chart:repeated="9"/>
          </chart:series>
          <chart:series chart:style-name="ch9" chart:values-cell-range-address="'24.24'.J10:'24.24'.J18" chart:label-cell-address="'24.24'.J8:'24.24'.J9" chart:class="chart:bar">
            <chart:data-point chart:repeated="9"/>
          </chart:series>
          <chart:series chart:style-name="ch10" chart:values-cell-range-address="'24.24'.L10:'24.24'.L18" chart:label-cell-address="'24.24'.L8:'24.24'.L9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me 1  detection</text:p>
                <text:list>
                  <text:list-item>
                    <text:p>Frame 1 </text:p>
                  </text:list-item>
                  <text:list-item>
                    <text:p>detection</text:p>
                  </text:list-item>
                </text:list>
                <draw:g>
                  <svg:desc>'24.24'.F8:'24.24'.F9</svg:desc>
                </draw:g>
              </table:table-cell>
              <table:table-cell office:value-type="string">
                <text:p>Frame 2 detection</text:p>
                <text:list>
                  <text:list-item>
                    <text:p>Frame 2</text:p>
                  </text:list-item>
                  <text:list-item>
                    <text:p>detection</text:p>
                  </text:list-item>
                </text:list>
                <draw:g>
                  <svg:desc>'24.24'.H8:'24.24'.H9</svg:desc>
                </draw:g>
              </table:table-cell>
              <table:table-cell office:value-type="string">
                <text:p>Frame 3 detection</text:p>
                <text:list>
                  <text:list-item>
                    <text:p>Frame 3</text:p>
                  </text:list-item>
                  <text:list-item>
                    <text:p>detection</text:p>
                  </text:list-item>
                </text:list>
                <draw:g>
                  <svg:desc>'24.24'.J8:'24.24'.J9</svg:desc>
                </draw:g>
              </table:table-cell>
              <table:table-cell office:value-type="string">
                <text:p>Frame 4 detection</text:p>
                <text:list>
                  <text:list-item>
                    <text:p>Frame 4</text:p>
                  </text:list-item>
                  <text:list-item>
                    <text:p>detection</text:p>
                  </text:list-item>
                </text:list>
                <draw:g>
                  <svg:desc>'24.24'.L8:'24.24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2, 2) 0.5</text:p>
                <text:list>
                  <text:list-item>
                    <text:p>(2, 2)</text:p>
                  </text:list-item>
                  <text:list-item>
                    <text:p>0.5</text:p>
                  </text:list-item>
                </text:list>
                <draw:g>
                  <svg:desc>'24.24'.D10:'24.24'.E18</svg:desc>
                </draw:g>
              </table:table-cell>
              <table:table-cell office:value-type="float" office:value="8">
                <text:p>8</text:p>
                <draw:g>
                  <svg:desc>'24.24'.F10:'24.24'.F18</svg:desc>
                </draw:g>
              </table:table-cell>
              <table:table-cell office:value-type="float" office:value="5">
                <text:p>5</text:p>
                <draw:g>
                  <svg:desc>'24.24'.H10:'24.24'.H18</svg:desc>
                </draw:g>
              </table:table-cell>
              <table:table-cell office:value-type="float" office:value="10">
                <text:p>10</text:p>
                <draw:g>
                  <svg:desc>'24.24'.J10:'24.24'.J18</svg:desc>
                </draw:g>
              </table:table-cell>
              <table:table-cell office:value-type="float" office:value="3">
                <text:p>3</text:p>
                <draw:g>
                  <svg:desc>'24.24'.L10:'24.24'.L18</svg:desc>
                </draw:g>
              </table:table-cell>
            </table:table-row>
            <table:table-row>
              <table:table-cell office:value-type="string">
                <text:p>(4, 4) 0.5</text:p>
                <text:list>
                  <text:list-item>
                    <text:p>(4, 4)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(8, 8) 0.5</text:p>
                <text:list>
                  <text:list-item>
                    <text:p>(8, 8)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2, 2) 1.0</text:p>
                <text:list>
                  <text:list-item>
                    <text:p>(2, 2)</text:p>
                  </text:list-item>
                  <text:list-item>
                    <text:p>1.0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(4, 4) 1.0</text:p>
                <text:list>
                  <text:list-item>
                    <text:p>(4, 4)</text:p>
                  </text:list-item>
                  <text:list-item>
                    <text:p>1.0</text:p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(8, 8) 1.0</text:p>
                <text:list>
                  <text:list-item>
                    <text:p>(8, 8)</text:p>
                  </text:list-item>
                  <text:list-item>
                    <text:p>1.0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2, 2) 1.5</text:p>
                <text:list>
                  <text:list-item>
                    <text:p>(2, 2)</text:p>
                  </text:list-item>
                  <text:list-item>
                    <text:p>1.5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(4, 4) 1.5</text:p>
                <text:list>
                  <text:list-item>
                    <text:p>(4, 4)</text:p>
                  </text:list-item>
                  <text:list-item>
                    <text:p>1.5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(8, 8) 1.5</text:p>
                <text:list>
                  <text:list-item>
                    <text:p>(8, 8)</text:p>
                  </text:list-item>
                  <text:list-item>
                    <text:p>1.5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7074905676c47b82bbcfbea1aeefc84afe1c50e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